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0786f9" officeooo:paragraph-rsid="000786f9"/>
    </style:style>
    <style:style style:name="P2" style:family="paragraph" style:parent-style-name="Text_20_body">
      <style:text-properties officeooo:rsid="000aa90a" officeooo:paragraph-rsid="000aa90a"/>
    </style:style>
    <style:style style:name="P3" style:family="paragraph" style:parent-style-name="Heading_20_1">
      <style:paragraph-properties fo:break-before="page"/>
    </style:style>
    <style:style style:name="P4" style:family="paragraph" style:parent-style-name="Heading_20_2">
      <style:text-properties officeooo:paragraph-rsid="000c757c"/>
    </style:style>
    <style:style style:name="P5" style:family="paragraph" style:parent-style-name="Text_20_body" style:list-style-name="L1">
      <style:text-properties officeooo:rsid="000786f9" officeooo:paragraph-rsid="000786f9"/>
    </style:style>
    <style:style style:name="P6" style:family="paragraph" style:parent-style-name="Text_20_body">
      <style:text-properties officeooo:rsid="000f20b3" officeooo:paragraph-rsid="000f20b3"/>
    </style:style>
    <style:style style:name="P7" style:family="paragraph" style:parent-style-name="Text_20_body">
      <style:text-properties officeooo:rsid="000fccbf" officeooo:paragraph-rsid="000fccbf"/>
    </style:style>
    <style:style style:name="P8" style:family="paragraph" style:parent-style-name="Text_20_body" style:list-style-name="L2">
      <style:text-properties officeooo:rsid="000fccbf" officeooo:paragraph-rsid="000fccbf"/>
    </style:style>
    <style:style style:name="T1" style:family="text">
      <style:text-properties officeooo:rsid="000c757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zet lesprogramma Arduino Robot</text:p>
      <text:p text:style-name="Text_20_body"/>
      <text:h text:style-name="Heading_20_1" text:outline-level="1">Inleiding</text:h>
      <text:p text:style-name="P1">Het doel van dit lesprogramma is het leren omgaan met de Arduino controller en het aansturen van diverse onderdelen met de Arduino controller, zoals motoren en sensoren.</text:p>
      <text:p text:style-name="P1">In dit lesprogramma zijn 2 mogelijke leerwegen bedacht:</text:p>
      <text:list xml:id="list3312642440" text:style-name="L1">
        <text:list-item>
          <text:p text:style-name="P5">Het bouwen van een robot (lijnvolger), bestaande uit:</text:p>
          <text:list>
            <text:list-item>
              <text:p text:style-name="P5">Arduino Uno microcontroller</text:p>
            </text:list-item>
            <text:list-item>
              <text:p text:style-name="P5">Motorcontroller (H-brug) voor 2 motoren</text:p>
            </text:list-item>
            <text:list-item>
              <text:p text:style-name="P5">2 motoren met wielen</text:p>
            </text:list-item>
            <text:list-item>
              <text:p text:style-name="P5">1 zwenkwiel</text:p>
            </text:list-item>
            <text:list-item>
              <text:p text:style-name="P5">2 LDR sensoren (lichtgevoelige weerstanden)</text:p>
            </text:list-item>
            <text:list-item>
              <text:p text:style-name="P5">1 LED voor het belichten van de grond</text:p>
            </text:list-item>
          </text:list>
        </text:list-item>
        <text:list-item>
          <text:p text:style-name="P5">Het programmeren van de robot om zo optimaal mogelijk een lijn te volgen. De lijn wordt opgezet middels witte (of zwarte) PVC tape (elektra tape) op een geschikte ondergrond.</text:p>
        </text:list-item>
      </text:list>
      <text:p text:style-name="P1"/>
      <text:h text:style-name="P3" text:outline-level="1">Lesprogramma 1 : bouw een robot-lijnvolger</text:h>
      <text:p text:style-name="P2">In deze set lessen gaan we een robot bouwen, die bedoeld is om een lijn op de grond te volgen. We doen dit met een set onderdelen, die bestaan uit een grondplaat met 3 wielen (2 met een motor en 1 zwenkwiel), een Arduino, de aansturing van de motor en een tweetal sensoren.</text:p>
      <text:p text:style-name="P2">&lt;plaatje schema robot bovenzijde&gt;</text:p>
      <text:p text:style-name="P2">&lt;plaatje schema robot onderzijde&gt;</text:p>
      <text:h text:style-name="Heading_20_2" text:outline-level="2">Les <text:span text:style-name="T1">1.</text:span>1: bouwen van de robot</text:h>
      <text:h text:style-name="Heading_20_2" text:outline-level="2">Les 1.2: drukknop en rode LED</text:h>
      <text:h text:style-name="P4" text:outline-level="2">Les 1.<text:span text:style-name="T1">3</text:span>: <text:span text:style-name="T1">Motorcontroller (H-brug)</text:span></text:h>
      <text:h text:style-name="P4" text:outline-level="2">Les 1.<text:span text:style-name="T1">4</text:span>: <text:span text:style-name="T1">Motor 1 (links)</text:span></text:h>
      <text:h text:style-name="P4" text:outline-level="2">Les 1.<text:span text:style-name="T1">5</text:span>: <text:span text:style-name="T1">Motor 2 (rechts)</text:span></text:h>
      <text:h text:style-name="P4" text:outline-level="2">Les 1.<text:span text:style-name="T1">6</text:span>: <text:span text:style-name="T1">Witte LED</text:span></text:h>
      <text:h text:style-name="P4" text:outline-level="2">Les 1.<text:span text:style-name="T1">7</text:span>: <text:span text:style-name="T1">LDR links</text:span></text:h>
      <text:h text:style-name="P4" text:outline-level="2">Les 1.<text:span text:style-name="T1">8</text:span>: <text:span text:style-name="T1">LDR rechts</text:span></text:h>
      <text:h text:style-name="P4" text:outline-level="2">Les 1.<text:span text:style-name="T1">9</text:span>: <text:span text:style-name="T1">Rijtest</text:span></text:h>
      <text:h text:style-name="P3" text:outline-level="1">Lesprogramma 2: Programmeer een lijnvolger</text:h>
      <text:p text:style-name="P6">In deze set lessen gaan we de gebouwde robot leren hoe deze een lijn kan volgen, die is uitgezet op de grond met witte (of zwarte) tape. Hierbij gaan we gebruik maken van de sesnsors voor op de robot, die met behulp van een witte led en een tweetal lichtgevoelige weerstanden (LDR) kan zien of hij op of naast de lijn rijdt.</text:p>
      <text:h text:style-name="Heading_20_2" text:outline-level="2">Inleiding: programmeren van de Arduino</text:h>
      <text:p text:style-name="P7">Om de Arduino te programmeren, kunnen we verschillende methoden gebruiken:</text:p>
      <text:list xml:id="list2592038552" text:style-name="L2">
        <text:list-item>
          <text:p text:style-name="P8">De Arduino IDE: dit is een programmeeromgeving waarbij de Arduino in de programmeertaal C++ wordt geprogrammeerd; in de IDE kun je de code intikken, deze kun je compileren en uploaden naar de Arduin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eter Mansvelder</meta:initial-creator>
    <meta:creation-date>2024-09-17T21:20:30.300359868</meta:creation-date>
    <dc:date>2024-09-18T09:39:08.884387358</dc:date>
    <dc:creator>Peter Mansvelder</dc:creator>
    <meta:editing-duration>PT16M2S</meta:editing-duration>
    <meta:editing-cycles>6</meta:editing-cycles>
    <meta:generator>LibreOffice/7.3.2.2$MacOSX_AARCH64 LibreOffice_project/49f2b1bff42cfccbd8f788c8dc32c1c309559be0</meta:generator>
    <meta:document-statistic meta:table-count="0" meta:image-count="0" meta:object-count="0" meta:page-count="3" meta:paragraph-count="30" meta:word-count="336" meta:character-count="1949" meta:non-whitespace-character-count="1652"/>
  </office:meta>
</office:document-meta>
</file>